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language="cs" fo:country="CZ" officeooo:rsid="00103fcb" officeooo:paragraph-rsid="00103fcb"/>
    </style:style>
    <style:style style:name="P2" style:family="paragraph" style:parent-style-name="Standard" style:list-style-name="L1">
      <style:text-properties officeooo:paragraph-rsid="000b8ca7"/>
    </style:style>
    <style:style style:name="P3" style:family="paragraph" style:parent-style-name="Standard" style:list-style-name="L2">
      <style:text-properties fo:language="cs" fo:country="CZ" fo:font-weight="normal" officeooo:rsid="0011b555" officeooo:paragraph-rsid="000b8ca7" style:font-weight-asian="normal" style:font-weight-complex="normal"/>
    </style:style>
    <style:style style:name="P4" style:family="paragraph" style:parent-style-name="Standard" style:list-style-name="L4">
      <style:text-properties fo:language="cs" fo:country="CZ" fo:font-weight="normal" officeooo:rsid="00141346" officeooo:paragraph-rsid="00141346" style:font-weight-asian="normal" style:font-weight-complex="normal"/>
    </style:style>
    <style:style style:name="P5" style:family="paragraph" style:parent-style-name="Standard" style:list-style-name="L2">
      <style:text-properties fo:language="cs" fo:country="CZ" fo:font-style="normal" fo:font-weight="normal" officeooo:rsid="00103fcb" officeooo:paragraph-rsid="00103fcb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fo:language="cs" fo:country="CZ" fo:font-style="normal" fo:font-weight="normal" officeooo:rsid="001218ad" officeooo:paragraph-rsid="001218ad" style:font-style-asian="normal" style:font-weight-asian="normal" style:font-style-complex="normal" style:font-weight-complex="normal"/>
    </style:style>
    <style:style style:name="P7" style:family="paragraph" style:parent-style-name="Standard" style:list-style-name="L6">
      <style:text-properties fo:language="cs" fo:country="CZ" fo:font-style="normal" fo:font-weight="normal" officeooo:rsid="00271391" officeooo:paragraph-rsid="000d7645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language="cs" fo:country="CZ" fo:font-style="italic" fo:font-weight="normal" officeooo:rsid="0011b555" officeooo:paragraph-rsid="000b8ca7" style:font-style-asian="italic" style:font-weight-asian="normal" style:font-style-complex="italic" style:font-weight-complex="normal"/>
    </style:style>
    <style:style style:name="P9" style:family="paragraph" style:parent-style-name="Standard" style:list-style-name="L2">
      <style:text-properties fo:language="cs" fo:country="CZ" fo:font-style="italic" fo:font-weight="normal" officeooo:rsid="000b8ca7" officeooo:paragraph-rsid="001218ad" style:font-style-asian="italic" style:font-weight-asian="normal" style:font-style-complex="italic" style:font-weight-complex="normal"/>
    </style:style>
    <style:style style:name="P10" style:family="paragraph" style:parent-style-name="Standard" style:list-style-name="L2">
      <style:text-properties fo:language="cs" fo:country="CZ" fo:font-style="italic" fo:font-weight="normal" officeooo:rsid="00103fcb" officeooo:paragraph-rsid="00103fcb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fo:language="cs" fo:country="CZ" fo:font-style="italic" fo:font-weight="normal" officeooo:rsid="0019a2c1" officeooo:paragraph-rsid="0019a2c1" style:font-style-asian="italic" style:font-weight-asian="normal" style:font-style-complex="italic" style:font-weight-complex="normal"/>
    </style:style>
    <style:style style:name="P12" style:family="paragraph" style:parent-style-name="Standard" style:list-style-name="L5">
      <style:text-properties fo:language="cs" fo:country="CZ" fo:font-style="italic" style:text-underline-style="none" fo:font-weight="normal" officeooo:rsid="00141346" officeooo:paragraph-rsid="0018aae3" style:font-style-asian="italic" style:font-weight-asian="normal" style:font-style-complex="italic" style:font-weight-complex="normal"/>
    </style:style>
    <style:style style:name="P13" style:family="paragraph" style:parent-style-name="Standard" style:list-style-name="L5">
      <style:text-properties fo:language="cs" fo:country="CZ" fo:font-style="italic" style:text-underline-style="none" fo:font-weight="normal" officeooo:rsid="0018aae3" officeooo:paragraph-rsid="0018aae3" style:font-style-asian="italic" style:font-weight-asian="normal" style:font-style-complex="italic" style:font-weight-complex="normal"/>
    </style:style>
    <style:style style:name="P14" style:family="paragraph" style:parent-style-name="Standard" style:list-style-name="L2">
      <style:text-properties style:font-name="Times New Roman" fo:language="cs" fo:country="CZ" fo:font-style="normal" fo:font-weight="normal" officeooo:rsid="00103fcb" officeooo:paragraph-rsid="00103fcb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 style:list-style-name="L2">
      <style:text-properties style:font-name="Times New Roman" fo:language="cs" fo:country="CZ" fo:font-style="normal" fo:font-weight="normal" officeooo:rsid="001218ad" officeooo:paragraph-rsid="001218ad" style:font-name-asian="Times New Roman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 style:list-style-name="L2">
      <style:text-properties style:font-name="Times New Roman" fo:language="cs" fo:country="CZ" fo:font-style="normal" fo:font-weight="normal" officeooo:rsid="0010f743" officeooo:paragraph-rsid="0010f743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 style:list-style-name="L2">
      <style:text-properties style:font-name="Times New Roman" fo:language="cs" fo:country="CZ" fo:font-style="normal" fo:font-weight="normal" officeooo:rsid="00141346" officeooo:paragraph-rsid="00141346" style:font-name-asian="Times New Roman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 style:list-style-name="L2">
      <style:text-properties style:font-name="Times New Roman" fo:language="cs" fo:country="CZ" fo:font-style="normal" fo:font-weight="bold" officeooo:rsid="001218ad" officeooo:paragraph-rsid="001218ad" style:font-name-asian="Times New Roman" style:font-style-asian="normal" style:font-weight-asian="bold" style:font-name-complex="Times New Roman" style:font-style-complex="normal" style:font-weight-complex="bold"/>
    </style:style>
    <style:style style:name="P19" style:family="paragraph" style:parent-style-name="Standard" style:list-style-name="L5">
      <style:text-properties fo:font-style="italic" officeooo:rsid="00141346" officeooo:paragraph-rsid="00141346" style:font-style-asian="italic" style:font-style-complex="italic"/>
    </style:style>
    <style:style style:name="P20" style:family="paragraph" style:parent-style-name="Standard" style:list-style-name="L6">
      <style:text-properties officeooo:paragraph-rsid="000d7645"/>
    </style:style>
    <style:style style:name="P21" style:family="paragraph" style:parent-style-name="Standard" style:list-style-name="L5">
      <style:text-properties fo:font-style="normal" officeooo:rsid="0016f7f1" officeooo:paragraph-rsid="0016f7f1" style:font-style-asian="normal" style:font-style-complex="normal"/>
    </style:style>
    <style:style style:name="P22" style:family="paragraph" style:parent-style-name="Standard" style:list-style-name="L6">
      <style:text-properties fo:font-style="normal" officeooo:paragraph-rsid="000d7645" style:font-style-asian="normal" style:font-style-complex="normal"/>
    </style:style>
    <style:style style:name="P23" style:family="paragraph" style:parent-style-name="Standard" style:list-style-name="L6">
      <style:text-properties fo:font-style="normal" officeooo:rsid="0019a2c1" officeooo:paragraph-rsid="0019a2c1" style:font-style-asian="normal" style:font-style-complex="normal"/>
    </style:style>
    <style:style style:name="P24" style:family="paragraph" style:parent-style-name="Standard" style:list-style-name="L7">
      <style:text-properties officeooo:paragraph-rsid="0018aae3"/>
    </style:style>
    <style:style style:name="P25" style:family="paragraph" style:parent-style-name="Standard" style:list-style-name="L2" style:master-page-name="">
      <style:paragraph-properties style:page-number="auto"/>
      <style:text-properties style:font-name="Times New Roman" fo:language="cs" fo:country="CZ" fo:font-style="normal" fo:font-weight="bold" officeooo:rsid="00103fcb" officeooo:paragraph-rsid="00103fcb" style:font-name-asian="Times New Roman" style:font-style-asian="normal" style:font-weight-asian="bold" style:font-name-complex="Times New Roman" style:font-style-complex="normal" style:font-weight-complex="bold"/>
    </style:style>
    <style:style style:name="P26" style:family="paragraph" style:parent-style-name="Standard" style:list-style-name="L2" style:master-page-name="">
      <style:paragraph-properties style:page-number="auto"/>
      <style:text-properties style:font-name="Times New Roman" fo:language="cs" fo:country="CZ" fo:font-style="normal" fo:font-weight="bold" officeooo:rsid="0010f743" officeooo:paragraph-rsid="0010f743" style:font-name-asian="Times New Roman" style:font-style-asian="normal" style:font-weight-asian="bold" style:font-name-complex="Times New Roman" style:font-style-complex="normal" style:font-weight-complex="bold"/>
    </style:style>
    <style:style style:name="P27" style:family="paragraph" style:parent-style-name="Heading_20_2">
      <style:text-properties fo:language="cs" fo:country="CZ" officeooo:paragraph-rsid="000b8ca7"/>
    </style:style>
    <style:style style:name="P28" style:family="paragraph" style:parent-style-name="Heading_20_2">
      <style:text-properties officeooo:paragraph-rsid="000b8ca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officeooo:rsid="000e931f" style:font-weight-complex="bold"/>
    </style:style>
    <style:style style:name="T4" style:family="text">
      <style:text-properties officeooo:rsid="001f5d7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218ad" style:font-style-asian="normal" style:font-style-complex="normal"/>
    </style:style>
    <style:style style:name="T7" style:family="text">
      <style:text-properties fo:font-style="normal" officeooo:rsid="0016a814" style:font-style-asian="normal" style:font-style-complex="normal"/>
    </style:style>
    <style:style style:name="T8" style:family="text">
      <style:text-properties fo:font-style="normal" officeooo:rsid="0018aae3" style:font-style-asian="normal" style:font-style-complex="normal"/>
    </style:style>
    <style:style style:name="T9" style:family="text">
      <style:text-properties officeooo:rsid="001f7e1f"/>
    </style:style>
    <style:style style:name="T10" style:family="text">
      <style:text-properties officeooo:rsid="0026d612"/>
    </style:style>
    <style:style style:name="T11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cs" fo:country="CZ" fo:font-style="italic" fo:font-weight="normal" officeooo:rsid="000e931f" style:font-style-asian="italic" style:font-weight-asian="normal" style:font-style-complex="italic" style:font-weight-complex="normal"/>
    </style:style>
    <style:style style:name="T13" style:family="text">
      <style:text-properties fo:language="cs" fo:country="CZ" fo:font-style="italic" fo:font-weight="normal" officeooo:rsid="000d7645" style:font-style-asian="italic" style:font-weight-asian="normal" style:font-style-complex="italic" style:font-weight-complex="normal"/>
    </style:style>
    <style:style style:name="T14" style:family="text">
      <style:text-properties fo:language="cs" fo:country="CZ" fo:font-style="italic" fo:font-weight="normal" officeooo:rsid="00271391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weight="normal" style:font-weight-asian="normal" style:font-weight-complex="normal"/>
    </style:style>
    <style:style style:name="T16" style:family="text">
      <style:text-properties fo:language="cs" fo:country="CZ" fo:font-weight="normal" officeooo:rsid="000e931f" style:font-weight-asian="normal" style:font-weight-complex="normal"/>
    </style:style>
    <style:style style:name="T17" style:family="text">
      <style:text-properties fo:language="cs" fo:country="CZ" fo:font-weight="normal" officeooo:rsid="00254747" style:font-weight-asian="normal" style:font-weight-complex="normal"/>
    </style:style>
    <style:style style:name="T18" style:family="text">
      <style:text-properties fo:language="cs" fo:country="CZ" fo:font-weight="normal" officeooo:rsid="00103fcb" style:font-weight-asian="normal" style:font-weight-complex="normal"/>
    </style:style>
    <style:style style:name="T19" style:family="text">
      <style:text-properties fo:language="cs" fo:country="CZ" fo:font-weight="normal" officeooo:rsid="00271391" style:font-weight-asian="normal" style:font-weight-complex="normal"/>
    </style:style>
    <style:style style:name="T20" style:family="text">
      <style:text-properties fo:language="cs" fo:country="CZ" fo:font-style="normal" fo:font-weight="normal" officeooo:rsid="00271391" style:font-style-asian="normal" style:font-weight-asian="normal" style:font-style-complex="normal" style:font-weight-complex="normal"/>
    </style:style>
    <style:style style:name="T21" style:family="text">
      <style:text-properties fo:language="cs" fo:country="CZ" fo:font-style="normal" fo:font-weight="normal" officeooo:rsid="000d7645" style:font-style-asian="normal" style:font-weight-asian="normal" style:font-style-complex="normal" style:font-weight-complex="normal"/>
    </style:style>
    <style:style style:name="T22" style:family="text">
      <style:text-properties fo:language="cs" fo:country="CZ" fo:font-style="normal" fo:font-weight="normal" officeooo:rsid="001218ad" style:font-style-asian="normal" style:font-weight-asian="normal" style:font-style-complex="normal" style:font-weight-complex="normal"/>
    </style:style>
    <style:style style:name="T23" style:family="text">
      <style:text-properties fo:language="cs" fo:country="CZ" fo:font-style="normal" fo:font-weight="normal" officeooo:rsid="000b8ca7" style:font-style-asian="normal" style:font-weight-asian="normal" style:font-style-complex="normal" style:font-weight-complex="normal"/>
    </style:style>
    <style:style style:name="T24" style:family="text">
      <style:text-properties fo:language="cs" fo:country="CZ" fo:font-style="normal" fo:font-weight="normal" officeooo:rsid="0019a2c1" style:font-style-asian="normal" style:font-weight-asian="normal" style:font-style-complex="normal" style:font-weight-complex="normal"/>
    </style:style>
    <style:style style:name="T25" style:family="text">
      <style:text-properties fo:language="cs" fo:country="CZ" fo:font-style="normal" style:text-underline-style="none" fo:font-weight="normal" officeooo:rsid="0018aae3" style:font-style-asian="normal" style:font-weight-asian="normal" style:font-style-complex="normal" style:font-weight-complex="normal"/>
    </style:style>
    <style:style style:name="T26" style:family="text">
      <style:text-properties fo:language="cs" fo:country="CZ" style:text-underline-style="none" fo:font-weight="normal" style:font-weight-asian="normal" style:font-weight-complex="normal"/>
    </style:style>
    <style:style style:name="T27" style:family="text">
      <style:text-properties fo:language="cs" fo:country="CZ" style:text-underline-style="none" fo:font-weight="normal" officeooo:rsid="0023ba7d" style:font-weight-asian="normal" style:font-weight-complex="normal"/>
    </style:style>
    <style:style style:name="T28" style:family="text">
      <style:text-properties fo:language="cs" fo:country="CZ" style:text-underline-style="none" fo:font-weight="normal" officeooo:rsid="0018aae3" style:font-weight-asian="normal" style:font-weight-complex="normal"/>
    </style:style>
    <style:style style:name="T29" style:family="text">
      <style:text-properties officeooo:rsid="0010f743"/>
    </style:style>
    <style:style style:name="T30" style:family="text">
      <style:text-properties officeooo:rsid="001218ad"/>
    </style:style>
    <style:style style:name="T31" style:family="text">
      <style:text-properties officeooo:rsid="0025a09c"/>
    </style:style>
    <style:style style:name="T32" style:family="text">
      <style:text-properties officeooo:rsid="001441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teinback: O myších a lidech</text:p>
      <text:h text:style-name="P27" text:outline-level="2"><text:span text:style-name="T3">Z</text:span><text:span text:style-name="T2">ařaďte dílo k literárnímu druhu a žánru:</text:span></text:h>
      <text:list xml:id="list1319294616925928259" text:style-name="L1">
        <text:list-item>
          <text:p text:style-name="P2"><text:span text:style-name="T12">Druh:</text:span><text:span text:style-name="T16"> </text:span><text:span text:style-name="T18">epika</text:span></text:p>
        </text:list-item>
        <text:list-item>
          <text:p text:style-name="P2"><text:span text:style-name="T12">Žánr:</text:span><text:span text:style-name="T16"> </text:span><text:span text:style-name="T18">novela (pointa: vražda Lennieho z milosti)</text:span></text:p>
        </text:list-item>
      </text:list>
      <text:list xml:id="list4130251601495532760" text:style-name="L2">
        <text:list-item>
          <text:p text:style-name="P3"><text:span text:style-name="T1">Téma:</text:span> <text:span text:style-name="T29">život lidí putujících za prací, přátelství, potřeba sebe navzájem, životní sen</text:span></text:p>
        </text:list-item>
        <text:list-item>
          <text:p text:style-name="P11">Motivy</text:p>
        </text:list-item>
        <text:list-item>
          <text:p text:style-name="P5"><text:span text:style-name="T1">Vyprávěcí způsob:</text:span> er-forma, <text:span text:style-name="T30">nezaujatý vypravěč, hodně dialogů</text:span></text:p>
        </text:list-item>
        <text:list-item>
          <text:p text:style-name="P8">Časoprostor:</text:p>
          <text:list>
            <text:list-item>
              <text:p text:style-name="P5">Kalifornie, <text:span text:style-name="T30">u obce Soledad</text:span></text:p>
            </text:list-item>
            <text:list-item>
              <text:p text:style-name="P5">30.<text:span text:style-name="T29"> </text:span>léta 20.<text:span text:style-name="T29"> </text:span>století</text:p>
            </text:list-item>
            <text:list-item>
              <text:p text:style-name="P6">hospodářská krize</text:p>
            </text:list-item>
          </text:list>
        </text:list-item>
        <text:list-item>
          <text:p text:style-name="P8">Postavy:<text:span text:style-name="T5"> </text:span></text:p>
          <text:list>
            <text:list-item>
              <text:p text:style-name="P25">Lennie <text:span text:style-name="T30">Small</text:span></text:p>
              <text:list>
                <text:list-item>
                  <text:p text:style-name="P14">mentálně <text:span text:style-name="T30">postižen</text:span>ý obr</text:p>
                </text:list-item>
                <text:list-item>
                  <text:p text:style-name="P14">hodný</text:p>
                </text:list-item>
                <text:list-item>
                  <text:p text:style-name="P14">silný</text:p>
                </text:list-item>
                <text:list-item>
                  <text:p text:style-name="P15">nemotorný</text:p>
                </text:list-item>
                <text:list-item>
                  <text:p text:style-name="P14">rád hladí hebké věci</text:p>
                </text:list-item>
                <text:list-item>
                  <text:p text:style-name="P14">neumí ovládat svoji sílu</text:p>
                </text:list-item>
              </text:list>
            </text:list-item>
            <text:list-item>
              <text:p text:style-name="P25">George <text:span text:style-name="T30">Milton</text:span></text:p>
              <text:list>
                <text:list-item>
                  <text:p text:style-name="P14">chodí s Lenniem za prací</text:p>
                </text:list-item>
                <text:list-item>
                  <text:p text:style-name="P14">znají se od dětství</text:p>
                </text:list-item>
                <text:list-item>
                  <text:p text:style-name="P14">stará se o Lennieho</text:p>
                </text:list-item>
                <text:list-item>
                  <text:p text:style-name="P15">obětavost</text:p>
                </text:list-item>
                <text:list-item>
                  <text:p text:style-name="P15">trpělivost</text:p>
                </text:list-item>
                <text:list-item>
                  <text:p text:style-name="P15">zodpovědnost</text:p>
                </text:list-item>
              </text:list>
            </text:list-item>
            <text:list-item>
              <text:p text:style-name="P26">Candy</text:p>
              <text:list>
                <text:list-item>
                  <text:p text:style-name="P16">starý uklízeč na ranči</text:p>
                </text:list-item>
                <text:list-item>
                  <text:p text:style-name="P16">nemá ruku, má smradlavého psa</text:p>
                </text:list-item>
                <text:list-item>
                  <text:p text:style-name="P16">nadchne se pro myšlenky společného hospodářství s Georgem a Lenniem a je ochoten do něj investovat svoje úspory</text:p>
                </text:list-item>
              </text:list>
            </text:list-item>
            <text:list-item>
              <text:p text:style-name="P18">Crooks</text:p>
              <text:list>
                <text:list-item>
                  <text:p text:style-name="P17">jediný černoch na ranči</text:p>
                </text:list-item>
                <text:list-item>
                  <text:p text:style-name="P17">vzdělaný</text:p>
                </text:list-item>
                <text:list-item>
                  <text:p text:style-name="P17">ostatními diskriminovaný</text:p>
                </text:list-item>
                <text:list-item>
                  <text:p text:style-name="P17">zklamaný svým životem</text:p>
                </text:list-item>
              </text:list>
            </text:list-item>
            <text:list-item>
              <text:p text:style-name="P18">Curleyová</text:p>
              <text:list>
                <text:list-item>
                  <text:p text:style-name="P15">krásná</text:p>
                </text:list-item>
                <text:list-item>
                  <text:p text:style-name="P15">vyz<text:span text:style-name="T32">ý</text:span>vavá</text:p>
                </text:list-item>
                <text:list-item>
                  <text:p text:style-name="P15">opuštěná</text:p>
                </text:list-item>
                <text:list-item>
                  <text:p text:style-name="P15">touží po lásce</text:p>
                </text:list-item>
                <text:list-item>
                  <text:p text:style-name="P15">stejně jako ti dva má sen</text:p>
                </text:list-item>
              </text:list>
            </text:list-item>
            <text:list-item>
              <text:p text:style-name="P18">Curley</text:p>
              <text:list>
                <text:list-item>
                  <text:p text:style-name="P15">namyšlený</text:p>
                </text:list-item>
                <text:list-item>
                  <text:p text:style-name="P15">boxer</text:p>
                </text:list-item>
                <text:list-item>
                  <text:p text:style-name="P15"><text:soft-page-break/>zakomplexovaný z malé výšky</text:p>
                </text:list-item>
              </text:list>
            </text:list-item>
          </text:list>
        </text:list-item>
        <text:list-item>
          <text:p text:style-name="P6"/>
        </text:list-item>
        <text:list-item>
          <text:p text:style-name="P10">Děj: <text:span text:style-name="T5">Lennie a George si plánují, jak si pořídí hospodářství (a králíky), přijdou na ranč, </text:span><text:span text:style-name="T7">Lennie tam zabije Curleyovou, George si řekne, že to s ním fakt nemá cenu a zastřelí ho</text:span></text:p>
        </text:list-item>
      </text:list>
      <text:h text:style-name="P27" text:outline-level="2"><text:span text:style-name="T4">C</text:span>harakterizujte vrstvu kompoziční:</text:h>
      <text:list xml:id="list8933411081344515217" text:style-name="L7">
        <text:list-item>
          <text:p text:style-name="P24"><text:span text:style-name="T22">c</text:span><text:span text:style-name="T23">hronologická, </text:span><text:span text:style-name="T22">vkládáno vyprávění snu, sem tam retrospektiva</text:span></text:p>
        </text:list-item>
        <text:list-item>
          <text:p text:style-name="P24"><text:span text:style-name="T22">6 kapitol</text:span></text:p>
        </text:list-item>
        <text:list-item>
          <text:p text:style-name="P24"><text:span text:style-name="T22">gradace: Lennie zabíjí čím dál větší věci</text:span></text:p>
        </text:list-item>
      </text:list>
      <text:h text:style-name="P27" text:outline-level="2"><text:span text:style-name="T9">C</text:span>harakterizujte vrstvu jazykovou:</text:h>
      <text:list xml:id="list3230331385115570470" text:style-name="L4">
        <text:list-item>
          <text:p text:style-name="P4"><text:span text:style-name="T31">P</text:span>rvky obecné češtiny</text:p>
        </text:list-item>
        <text:list-item>
          <text:p text:style-name="P4">hodně dialogů: přímá řeč</text:p>
        </text:list-item>
        <text:list-item>
          <text:p text:style-name="P4">hodně ukazovacích zájmen</text:p>
        </text:list-item>
      </text:list>
      <text:h text:style-name="P27" text:outline-level="2"><text:span text:style-name="T9">Z</text:span>ařaďte dílo do kontextu autorovy tvorby:</text:h>
      <text:list xml:id="list4356317920313109201" text:style-name="L5">
        <text:list-item>
          <text:p text:style-name="P21"><text:span text:style-name="T27">P</text:span><text:span text:style-name="T26">rvní polovina 20. století</text:span></text:p>
        </text:list-item>
        <text:list-item>
          <text:p text:style-name="P21"><text:span text:style-name="T26">Psal o obyčejných lidech v období hospodářské krize</text:span></text:p>
        </text:list-item>
        <text:list-item>
          <text:p text:style-name="P19"><text:span text:style-name="T27">H</text:span><text:span text:style-name="T26">rozny hněvu – </text:span><text:span text:style-name="T25">román, bezzemci putující za lepší prací do Kalifornie</text:span></text:p>
        </text:list-item>
        <text:list-item>
          <text:p text:style-name="P12">Na východ od ráje <text:span text:style-name="T5">– </text:span><text:span text:style-name="T8">román, sága o třech generacích rodiny Trasků, vychází z příběhu o Kainovi a Ábelovi.</text:span></text:p>
        </text:list-item>
        <text:list-item>
          <text:p text:style-name="P13">Na plechárně<text:span text:style-name="T5"> – malá ulice s továrnou na zpracování ryb</text:span></text:p>
        </text:list-item>
      </text:list>
      <text:h text:style-name="P28" text:outline-level="2"><text:span text:style-name="T9">Z</text:span>ařaďte dílo do kontextu <text:span text:style-name="T10">světové literatury</text:span>:</text:h>
      <text:list xml:id="list3706208700017117539" text:style-name="L6">
        <text:list-item>
          <text:p text:style-name="P7">Meziválečná literatura ovlivněná válkou</text:p>
        </text:list-item>
        <text:list-item>
          <text:p text:style-name="P7">ztracená generace</text:p>
        </text:list-item>
        <text:list-item>
          <text:p text:style-name="P20"><text:span text:style-name="T20">další autoři, kteří psali o první s</text:span><text:span text:style-name="T21">v</text:span><text:span text:style-name="T20">ětové válce:</text:span></text:p>
          <text:list>
            <text:list-item>
              <text:p text:style-name="P20"><text:span text:style-name="T21">R</text:span><text:span text:style-name="T24">o</text:span><text:span text:style-name="T21">main Rolland</text:span><text:span text:style-name="T20"> (</text:span><text:span text:style-name="T13">Petr a Lucie, Život Beethovenův</text:span><text:span text:style-name="T20">)</text:span></text:p>
            </text:list-item>
            <text:list-item>
              <text:p text:style-name="P20"><text:span text:style-name="T20">Erich Maria Remarque (</text:span><text:span text:style-name="T14">Na západní frontě klid, Tři kamarádi, Noc v Lisabonu</text:span><text:span text:style-name="T20">)</text:span></text:p>
            </text:list-item>
            <text:list-item>
              <text:p text:style-name="P20"><text:span text:style-name="T20">Michail Šolochov (</text:span><text:span text:style-name="T14">Tichý Don)</text:span></text:p>
            </text:list-item>
            <text:list-item>
              <text:p text:style-name="P22"><text:span text:style-name="T19">Henri Barbusse (Oheň)</text:span></text:p>
            </text:list-item>
            <text:list-item>
              <text:p text:style-name="P23"><text:span text:style-name="T19">E</text:span><text:span text:style-name="T15">rnest Hemmigway (</text:span><text:span text:style-name="T11">Povídky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tarSymbol" style:font-charset="x-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296cm" fo:text-indent="-0.635cm" fo:margin-left="0.2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66cm" fo:text-indent="-0.635cm" fo:margin-left="1.56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0:05:03.821920892</meta:creation-date>
    <dc:date>2016-12-09T12:55:21.674444046</dc:date>
    <meta:editing-duration>P1DT17H6M37S</meta:editing-duration>
    <meta:editing-cycles>6</meta:editing-cycles>
    <meta:generator>LibreOffice/5.0.6.2$Linux_X86_64 LibreOffice_project/00m0$Build-2</meta:generator>
    <meta:document-statistic meta:table-count="0" meta:image-count="0" meta:object-count="0" meta:page-count="2" meta:paragraph-count="70" meta:word-count="379" meta:character-count="2113" meta:non-whitespace-character-count="1863"/>
  </office:meta>
</office:document-meta>
</file>